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16a704"/>
    </style:style>
    <style:style style:name="T3" style:family="text">
      <style:text-properties fo:font-family="'Noto Sans'" style:font-family-generic="swiss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Kurs </text:span><text:span text:style-name="T2">3</text:span><text:span text:style-name="T1"><text:line-break/></text:span><text:span text:style-name="T3">Sterowanie robotem </text:span>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Znaki_20_numeracji" style:display-name="Znaki numeracji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eusz Pomianek</meta:initial-creator>
    <meta:creation-date>2026-02-07T13:53:07.090838300</meta:creation-date>
    <dc:date>2026-02-09T16:41:13.105668101</dc:date>
    <dc:creator>Mateusz Pomianek</dc:creator>
    <meta:editing-duration>PT45S</meta:editing-duration>
    <meta:editing-cycles>2</meta:editing-cycles>
    <meta:generator>LibreOffice/25.8.4.2$Linux_X86_64 LibreOffice_project/580$Build-2</meta:generator>
    <meta:document-statistic meta:table-count="0" meta:image-count="0" meta:object-count="0" meta:page-count="1" meta:paragraph-count="1" meta:word-count="4" meta:character-count="26" meta:non-whitespace-character-count="22"/>
  </office:meta>
</office:document-meta>
</file>